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9f3" officeooo:paragraph-rsid="001159f3"/>
    </style:style>
    <style:style style:name="P2" style:family="paragraph" style:parent-style-name="Standard">
      <style:text-properties officeooo:paragraph-rsid="001159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59f3"/>
    </style:style>
    <style:style style:name="T3" style:family="text">
      <style:text-properties officeooo:rsid="001159f3"/>
    </style:style>
    <style:style style:name="T4" style:family="text">
      <style:text-properties officeooo:rsid="00128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llage (<text:span text:style-name="T1">idVillage</text:span>,nomJoueur,niveauJoueur,capaciteMax,trophees,#idClan<text:span text:style-name="T3">)</text:span></text:p>
      <text:p text:style-name="P2"><text:span text:style-name="T3">Camp (</text:span><text:span text:style-name="T2">idCamp</text:span><text:span text:style-name="T3">, </text:span><text:span text:style-name="T4">#idTroupe</text:span><text:span text:style-name="T3">, </text:span><text:span text:style-name="T4">#</text:span><text:span text:style-name="T3">idVillage,nbrTroupe)</text:span></text:p>
      <text:p text:style-name="P1">Reserves (<text:span text:style-name="T1">idReserve</text:span>,typeReserve,quantiteMax,quantite, <text:span text:style-name="T4">#</text:span>idVillage)</text:p>
      <text:p text:style-name="P1">Clan (<text:span text:style-name="T1">idClan</text:span>, nomClan, regionClan, niveauClan, <text:span text:style-name="T4">#</text:span>chefDeClan)</text:p>
      <text:p text:style-name="P1">Heros (<text:span text:style-name="T1">idHeros</text:span>,typeHeros, vieHeros, <text:span text:style-name="T4">#</text:span>idVillage)</text:p>
      <text:p text:style-name="P1">Attaque (<text:span text:style-name="T1">idAttaque</text:span>, #idAttaquant, #idDefenseur, nombreEtoiles, pourcentage, elixirRecolte, orRecolte, elixirNoirRecolte)</text:p>
      <text:p text:style-name="P1">Troupe (<text:span text:style-name="T1">idTroupe</text:span>, nomTroupe, PV, degats, placeOccupee, prixElixir, prixElixirNoir)</text:p>
      <text:p text:style-name="P1">GuerreDeClan (<text:span text:style-name="T1">idGuerre</text:span>, #idClan1, #idClan2, etoilesClan1, etoilesClan2)</text:p>
      <text:p text:style-name="P1">AttaqueDeGuerre (#<text:span text:style-name="T1">idGuerre, #idAttaque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45" meta:character-count="600" meta:non-whitespace-character-count="564"/>
  </office:meta>
</office:document-meta>
</file>